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row table:style-name="ro1">
          <table:table-cell office:value-type="string">
            <text:p>Frame timing in microseconds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Inpu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0</text:p>
          </table:table-cell>
          <table:table-cell office:value-type="float" office:value="18.5">
            <text:p>18.5</text:p>
          </table:table-cell>
        </table:table-row>
        <table:table-row table:style-name="ro1">
          <table:table-cell/>
          <table:table-cell office:value-type="string">
            <text:p>Tframe0_gap</text:p>
          </table:table-cell>
          <table:table-cell office:value-type="float" office:value="100">
            <text:p>100.0</text:p>
          </table:table-cell>
        </table:table-row>
        <table:table-row table:style-name="ro1">
          <table:table-cell/>
          <table:table-cell office:value-type="string">
            <text:p>Tframe1_gap</text:p>
          </table:table-cell>
          <table:table-cell office:value-type="float" office:value="1500">
            <text:p>1500.0</text:p>
          </table:table-cell>
        </table:table-row>
        <table:table-row table:style-name="ro1">
          <table:table-cell/>
          <table:table-cell office:value-type="string">
            <text:p>Tframe2_gap</text:p>
          </table:table-cell>
          <table:table-cell office:value-type="float" office:value="27000">
            <text:p>27000.0</text:p>
          </table:table-cell>
        </table:table-row>
        <table:table-row table:style-name="ro1">
          <table:table-cell/>
          <table:table-cell office:value-type="string">
            <text:p>Tframe3_gap</text:p>
          </table:table-cell>
          <table:table-cell office:value-type="float" office:value="80000">
            <text:p>80000.0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Output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bit</text:p>
          </table:table-cell>
          <table:table-cell table:formula="of:='T0'*2" office:value-type="float" office:value="37">
            <text:p>37.0</text:p>
          </table:table-cell>
        </table:table-row>
        <table:table-row table:style-name="ro1">
          <table:table-cell/>
          <table:table-cell office:value-type="string">
            <text:p>Tframe0</text:p>
          </table:table-cell>
          <table:table-cell table:formula="of:='T0'*16" office:value-type="float" office:value="296">
            <text:p>296.0</text:p>
          </table:table-cell>
        </table:table-row>
        <table:table-row table:style-name="ro1">
          <table:table-cell/>
          <table:table-cell office:value-type="string">
            <text:p>T1</text:p>
          </table:table-cell>
          <table:table-cell table:formula="of:='Tframe0'+'Tframe0_gap'" office:value-type="float" office:value="396">
            <text:p>396.0</text:p>
          </table:table-cell>
        </table:table-row>
        <table:table-row table:style-name="ro1">
          <table:table-cell/>
          <table:table-cell office:value-type="string">
            <text:p>Tframe1</text:p>
          </table:table-cell>
          <table:table-cell table:formula="of:='T1'*6" office:value-type="float" office:value="2376">
            <text:p>2376.0</text:p>
          </table:table-cell>
        </table:table-row>
        <table:table-row table:style-name="ro1">
          <table:table-cell/>
          <table:table-cell office:value-type="string">
            <text:p>T2</text:p>
          </table:table-cell>
          <table:table-cell table:formula="of:='Tframe1'+'Tframe1_gap'" office:value-type="float" office:value="3876">
            <text:p>3876.0</text:p>
          </table:table-cell>
        </table:table-row>
        <table:table-row table:style-name="ro1">
          <table:table-cell/>
          <table:table-cell office:value-type="string">
            <text:p>Tframe2</text:p>
          </table:table-cell>
          <table:table-cell table:formula="of:='T2'*6" office:value-type="float" office:value="23256">
            <text:p>23256.0</text:p>
          </table:table-cell>
        </table:table-row>
        <table:table-row table:style-name="ro1">
          <table:table-cell/>
          <table:table-cell office:value-type="string">
            <text:p>T3</text:p>
          </table:table-cell>
          <table:table-cell table:formula="of:='Tframe2'+'Tframe2_gap'" office:value-type="float" office:value="50256">
            <text:p>50256.0</text:p>
          </table:table-cell>
        </table:table-row>
        <table:table-row table:style-name="ro1">
          <table:table-cell/>
          <table:table-cell office:value-type="string">
            <text:p>Tframe3</text:p>
          </table:table-cell>
          <table:table-cell table:formula="of:=('T3'*2)+('T2'*1)" office:value-type="float" office:value="104388">
            <text:p>104388.0</text:p>
          </table:table-cell>
        </table:table-row>
        <table:table-row table:style-name="ro1">
          <table:table-cell/>
          <table:table-cell office:value-type="string">
            <text:p>T4</text:p>
          </table:table-cell>
          <table:table-cell table:formula="of:='Tframe3'+'Tframe3_gap'" office:value-type="float" office:value="184388">
            <text:p>184388.0</text:p>
          </table:table-cell>
        </table:table-row>
        <table:table-row table:style-name="ro1">
          <table:table-cell/>
          <table:table-cell office:value-type="string">
            <text:p>Tframe4</text:p>
          </table:table-cell>
          <table:table-cell table:formula="of:='T4'*1" office:value-type="float" office:value="184388">
            <text:p>184388.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Rate4</text:p>
          </table:table-cell>
          <table:table-cell table:style-name="ce2" table:formula="of:=1000000/'Tframe4'" office:value-type="float" office:value="5.42334642167603">
            <text:p>5.423346</text:p>
          </table:table-cell>
        </table:table-row>
        <table:table-row table:style-name="ro1" table:number-rows-repeated="104855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6"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t Douglas</meta:initial-creator>
    <meta:creation-date>2013-11-15T14:18:21</meta:creation-date>
    <dc:date>2013-11-15T14:54:41</dc:date>
    <dc:creator>Bert Douglas</dc:creator>
    <meta:editing-duration>PT31M49S</meta:editing-duration>
    <meta:editing-cycles>4</meta:editing-cycles>
    <meta:generator>LibreOffice/3.5$Linux_X86_64 LibreOffice_project/350m1$Build-2</meta:generator>
    <meta:document-statistic meta:table-count="3" meta:cell-count="35" meta:object-count="0"/>
  </office:meta>
</office:document-meta>
</file>